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173cm"/>
    </style:style>
    <style:style style:name="Tabelle1.B" style:family="table-column">
      <style:table-column-properties style:column-width="1.679cm"/>
    </style:style>
    <style:style style:name="Tabelle1.C" style:family="table-column">
      <style:table-column-properties style:column-width="2.429cm"/>
    </style:style>
    <style:style style:name="Tabelle1.D" style:family="table-column">
      <style:table-column-properties style:column-width="2.427cm"/>
    </style:style>
    <style:style style:name="Tabelle1.F" style:family="table-column">
      <style:table-column-properties style:column-width="2.439cm"/>
    </style:style>
    <style:style style:name="Tabelle1.G" style:family="table-column">
      <style:table-column-properties style:column-width="2.43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0.39cm"/>
    </style:style>
    <style:style style:name="Tabelle2.B" style:family="table-column">
      <style:table-column-properties style:column-width="4.463cm"/>
    </style:style>
    <style:style style:name="Tabelle2.C" style:family="table-column">
      <style:table-column-properties style:column-width="2.427cm"/>
    </style:style>
    <style:style style:name="Tabelle2.D" style:family="table-column">
      <style:table-column-properties style:column-width="2.434cm"/>
    </style:style>
    <style:style style:name="Tabelle2.G" style:family="table-column">
      <style:table-column-properties style:column-width="2.43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G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56fd" officeooo:paragraph-rsid="001c56fd"/>
    </style:style>
    <style:style style:name="P2" style:family="paragraph" style:parent-style-name="Standard">
      <style:text-properties officeooo:rsid="001d05e2" officeooo:paragraph-rsid="001d05e2"/>
    </style:style>
    <style:style style:name="P3" style:family="paragraph" style:parent-style-name="Standard">
      <style:text-properties officeooo:rsid="001ed5af" officeooo:paragraph-rsid="001ed5af"/>
    </style:style>
    <style:style style:name="P4" style:family="paragraph" style:parent-style-name="Standard">
      <style:text-properties officeooo:rsid="001ff9de" officeooo:paragraph-rsid="001ff9de"/>
    </style:style>
    <style:style style:name="P5" style:family="paragraph" style:parent-style-name="Standard" style:list-style-name="L1">
      <style:text-properties officeooo:rsid="001ff9de" officeooo:paragraph-rsid="001ff9de"/>
    </style:style>
    <style:style style:name="P6" style:family="paragraph" style:parent-style-name="Standard" style:list-style-name="L1">
      <style:text-properties officeooo:rsid="0020ceb7" officeooo:paragraph-rsid="0020ceb7"/>
    </style:style>
    <style:style style:name="P7" style:family="paragraph" style:parent-style-name="Standard">
      <style:text-properties officeooo:rsid="00223129" officeooo:paragraph-rsid="00223129"/>
    </style:style>
    <style:style style:name="P8" style:family="paragraph" style:parent-style-name="Standard" style:list-style-name="L2">
      <style:text-properties officeooo:rsid="00223129" officeooo:paragraph-rsid="00223129"/>
    </style:style>
    <style:style style:name="P9" style:family="paragraph" style:parent-style-name="Standard" style:list-style-name="L2">
      <style:text-properties officeooo:rsid="00235455" officeooo:paragraph-rsid="00235455"/>
    </style:style>
    <style:style style:name="P10" style:family="paragraph" style:parent-style-name="Standard">
      <style:text-properties officeooo:rsid="00255192" officeooo:paragraph-rsid="00255192"/>
    </style:style>
    <style:style style:name="P11" style:family="paragraph" style:parent-style-name="Standard" style:list-style-name="L3">
      <style:text-properties officeooo:rsid="00255192" officeooo:paragraph-rsid="00255192"/>
    </style:style>
    <style:style style:name="P12" style:family="paragraph" style:parent-style-name="Standard" style:list-style-name="L3">
      <style:text-properties officeooo:rsid="002568b0" officeooo:paragraph-rsid="002568b0"/>
    </style:style>
    <style:style style:name="P13" style:family="paragraph" style:parent-style-name="Standard">
      <style:text-properties officeooo:rsid="0025e079" officeooo:paragraph-rsid="0025e079"/>
    </style:style>
    <style:style style:name="P14" style:family="paragraph" style:parent-style-name="Standard" style:list-style-name="L4">
      <style:text-properties officeooo:rsid="0025e079" officeooo:paragraph-rsid="0025e079"/>
    </style:style>
    <style:style style:name="P15" style:family="paragraph" style:parent-style-name="Standard" style:list-style-name="L4">
      <style:text-properties officeooo:rsid="00261ea5" officeooo:paragraph-rsid="00261ea5"/>
    </style:style>
    <style:style style:name="P16" style:family="paragraph" style:parent-style-name="Standard">
      <style:text-properties officeooo:rsid="00263dec" officeooo:paragraph-rsid="00263dec"/>
    </style:style>
    <style:style style:name="P17" style:family="paragraph" style:parent-style-name="Standard" style:list-style-name="L5">
      <style:text-properties officeooo:rsid="00263dec" officeooo:paragraph-rsid="00263dec"/>
    </style:style>
    <style:style style:name="P18" style:family="paragraph" style:parent-style-name="Standard" style:list-style-name="L5">
      <style:text-properties officeooo:rsid="00271a47" officeooo:paragraph-rsid="00271a47"/>
    </style:style>
    <style:style style:name="P19" style:family="paragraph" style:parent-style-name="Standard" style:list-style-name="L5">
      <style:text-properties officeooo:rsid="0028d6ee" officeooo:paragraph-rsid="0028d6ee"/>
    </style:style>
    <style:style style:name="P20" style:family="paragraph" style:parent-style-name="Standard" style:list-style-name="L5">
      <style:text-properties officeooo:rsid="0029fe63" officeooo:paragraph-rsid="0029fe63"/>
    </style:style>
    <style:style style:name="P21" style:family="paragraph" style:parent-style-name="Standard">
      <style:text-properties officeooo:rsid="002a6ab2" officeooo:paragraph-rsid="002a6ab2"/>
    </style:style>
    <style:style style:name="P22" style:family="paragraph" style:parent-style-name="Standard">
      <style:text-properties officeooo:rsid="002c48d6" officeooo:paragraph-rsid="002c48d6"/>
    </style:style>
    <style:style style:name="P23" style:family="paragraph" style:parent-style-name="Standard">
      <style:text-properties officeooo:rsid="002ce7f1" officeooo:paragraph-rsid="002ce7f1"/>
    </style:style>
    <style:style style:name="P24" style:family="paragraph" style:parent-style-name="Standard" style:list-style-name="L6">
      <style:text-properties officeooo:rsid="002ce7f1" officeooo:paragraph-rsid="002ce7f1"/>
    </style:style>
    <style:style style:name="P25" style:family="paragraph" style:parent-style-name="Standard">
      <style:text-properties officeooo:rsid="002d2225" officeooo:paragraph-rsid="002d2225"/>
    </style:style>
    <style:style style:name="P26" style:family="paragraph" style:parent-style-name="Standard">
      <style:text-properties officeooo:rsid="003150fe" officeooo:paragraph-rsid="003150fe"/>
    </style:style>
    <style:style style:name="P27" style:family="paragraph" style:parent-style-name="Standard">
      <style:text-properties officeooo:rsid="003311ec" officeooo:paragraph-rsid="003311ec"/>
    </style:style>
    <style:style style:name="P28" style:family="paragraph" style:parent-style-name="Standard" style:list-style-name="L8">
      <style:text-properties officeooo:rsid="003311ec" officeooo:paragraph-rsid="003311ec"/>
    </style:style>
    <style:style style:name="P29" style:family="paragraph" style:parent-style-name="Table_20_Contents">
      <style:text-properties officeooo:rsid="002a9f3d" officeooo:paragraph-rsid="002a9f3d"/>
    </style:style>
    <style:style style:name="P30" style:family="paragraph" style:parent-style-name="Table_20_Contents">
      <style:text-properties officeooo:rsid="002ad3e5" officeooo:paragraph-rsid="002ad3e5"/>
    </style:style>
    <style:style style:name="P31" style:family="paragraph" style:parent-style-name="Table_20_Contents">
      <style:text-properties officeooo:rsid="002d2225" officeooo:paragraph-rsid="002d2225"/>
    </style:style>
    <style:style style:name="P32" style:family="paragraph" style:parent-style-name="Table_20_Contents">
      <style:text-properties officeooo:rsid="002eb9ce" officeooo:paragraph-rsid="002eb9ce"/>
    </style:style>
    <style:style style:name="P33" style:family="paragraph" style:parent-style-name="Table_20_Contents">
      <style:text-properties officeooo:rsid="00302594" officeooo:paragraph-rsid="00302594"/>
    </style:style>
    <style:style style:name="T1" style:family="text">
      <style:text-properties officeooo:rsid="001ed5af"/>
    </style:style>
    <style:style style:name="T2" style:family="text">
      <style:text-properties officeooo:rsid="002568b0"/>
    </style:style>
    <style:style style:name="T3" style:family="text">
      <style:text-properties officeooo:rsid="0025e079"/>
    </style:style>
    <style:style style:name="T4" style:family="text">
      <style:text-properties officeooo:rsid="002a9f3d"/>
    </style:style>
    <style:style style:name="T5" style:family="text">
      <style:text-properties officeooo:rsid="0030259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1 Grundzüge der Unternehmens-Organisation</text:p>
      <text:p text:style-name="P1">Organisation = zielkonforme, rationale Regelung bzgl. <text:s/>z.B. <text:s/>Aufgabenverteilung, Weisungsrechten, …</text:p>
      <text:p text:style-name="P2">→ z.B. <text:s/>CIM – Konzepte</text:p>
      <text:p text:style-name="P2">→ Selbstorganisation (auch Vorbild ökologische Systeme), <text:span text:style-name="T1">(Bio)Kybernetik</text:span></text:p>
      <text:p text:style-name="P3">------Koordination-----</text:p>
      <text:p text:style-name="P3">-----------|---------------</text:p>
      <text:p text:style-name="P3">-----------|---------------</text:p>
      <text:p text:style-name="P3">-----|--------------|-------</text:p>
      <text:p text:style-name="P3">Persöhnlich <text:s text:c="4"/>Technokratisch</text:p>
      <text:p text:style-name="P4">Geschäftsprozess(GP)</text:p>
      <text:list xml:id="list773778468846366543" text:style-name="L1">
        <text:list-item>
          <text:p text:style-name="P5">Bündel von Aktivitäten <text:s/>zur Bereitstellung <text:s/>von Leistung für externe Kunden</text:p>
        </text:list-item>
        <text:list-item>
          <text:p text:style-name="P6">GP – Verantwortlicher</text:p>
        </text:list-item>
        <text:list-item>
          <text:p text:style-name="P6">ARIS</text:p>
        </text:list-item>
      </text:list>
      <text:p text:style-name="P7">Projekt </text:p>
      <text:list xml:id="list4753105937640536961" text:style-name="L2">
        <text:list-item>
          <text:p text:style-name="P8">zeitlich befristet, spezielle Aufgabenstellung</text:p>
        </text:list-item>
        <text:list-item>
          <text:p text:style-name="P8">nicht unbedingt im normalen Aufgabenschnitt zu bearbeiten</text:p>
        </text:list-item>
        <text:list-item>
          <text:p text:style-name="P9">Zuteilung von Ressourcen</text:p>
        </text:list-item>
        <text:list-item>
          <text:p text:style-name="P9">Termine, Meilensteine</text:p>
        </text:list-item>
      </text:list>
      <text:p text:style-name="P10">a) Stabs-P<text:span text:style-name="T3">rojektorganisation</text:span></text:p>
      <text:list xml:id="list1119069830107356063" text:style-name="L3">
        <text:list-item>
          <text:p text:style-name="P11">Keine formalen Befugnisse</text:p>
        </text:list-item>
        <text:list-item>
          <text:p text:style-name="P11">Keine Freistellung</text:p>
        </text:list-item>
        <text:list-item>
          <text:p text:style-name="P11">geringer Umstellungsaufwand</text:p>
        </text:list-item>
        <text:list-item>
          <text:p text:style-name="P11">u.<text:span text:style-name="T2">U</text:span>. Doppelarbeit</text:p>
        </text:list-item>
        <text:list-item>
          <text:p text:style-name="P12">u.U. hoher Aufwand für Informationsbeschaffung</text:p>
        </text:list-item>
      </text:list>
      <text:p text:style-name="P13">b) Reine Projektorganisation</text:p>
      <text:list xml:id="list4835100573092639027" text:style-name="L4">
        <text:list-item>
          <text:p text:style-name="P14">Herauslösung Mitarbeiter</text:p>
        </text:list-item>
        <text:list-item>
          <text:p text:style-name="P14">Pleiter mit fachlichten(nicht disziplinarischen) Befugnissen</text:p>
        </text:list-item>
        <text:list-item>
          <text:p text:style-name="P15">sehr umfangreiche Aufgaben</text:p>
        </text:list-item>
        <text:list-item>
          <text:p text:style-name="P15">hohe Identifikation möglich</text:p>
        </text:list-item>
        <text:list-item>
          <text:p text:style-name="P15">Unsicherheit bzgl. Rückkehr</text:p>
        </text:list-item>
        <text:list-item>
          <text:p text:style-name="P15">hoher Umstellungsaufwand</text:p>
        </text:list-item>
      </text:list>
      <text:p text:style-name="P16">c) Matrix – Projektorganisation</text:p>
      <text:list xml:id="list2829558388679565157" text:style-name="L5">
        <text:list-item>
          <text:p text:style-name="P17">Pleiter mit fachlicher Weisung gegenüber Fachabteilungen</text:p>
        </text:list-item>
        <text:list-item>
          <text:p text:style-name="P18">Art der Aufgabenbearbeitung festgelegt durch Fachabteilung</text:p>
        </text:list-item>
        <text:list-item>
          <text:p text:style-name="P19">geringerer Umstellungsaufwand</text:p>
        </text:list-item>
        <text:list-item>
          <text:p text:style-name="P19">hoher Koordinationsaufwand zwischen Projekt und Alltag</text:p>
        </text:list-item>
        <text:list-item>
          <text:p text:style-name="P20">mögliche Bereichsegoismen</text:p>
        </text:list-item>
      </text:list>
      <text:p text:style-name="P21">Exkurs:</text:p>
      <text:p text:style-name="P21">Projekt(Investions)bewertung</text:p>
      <text:p text:style-name="P21">Statisch<text:tab/><text:tab/><text:tab/><text:tab/><text:tab/><text:tab/>Dynamisch</text:p>
      <text:p text:style-name="P21">Kostenvergleich<text:tab/><text:tab/><text:tab/><text:tab/><text:tab/><text:span text:style-name="T4">Zentrales Element</text:span></text:p>
      <text:p text:style-name="P21">Gewinnvergleich<text:tab/><text:tab/><text:tab/><text:tab/><text:tab/><text:span text:style-name="T4">Kapitalwert</text:span></text:p>
      <text:p text:style-name="P21">Rentablitätsvergleich</text:p>
      <text:p text:style-name="P21">Amortisierungsvergleich</text:p>
      <text:p text:style-name="P21"/>
      <text:p text:style-name="P21"/>
      <text:p text:style-name="P21"/>
      <text:p text:style-name="P21"/>
      <text:p text:style-name="P2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 table:number-columns-repeated="2"/>
        <table:table-column table:style-name="Tabelle1.F"/>
        <table:table-column table:style-name="Tabelle1.G"/>
        <text:soft-page-break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29">2017</text:p>
          </table:table-cell>
          <table:table-cell table:style-name="Tabelle1.A1" office:value-type="string">
            <text:p text:style-name="P29">2018</text:p>
          </table:table-cell>
          <table:table-cell table:style-name="Tabelle1.A1" office:value-type="string">
            <text:p text:style-name="P29">2019</text:p>
          </table:table-cell>
          <table:table-cell table:style-name="Tabelle1.A1" office:value-type="string">
            <text:p text:style-name="P29">2020</text:p>
          </table:table-cell>
          <table:table-cell table:style-name="Tabelle1.A1" office:value-type="string">
            <text:p text:style-name="P29">2021</text:p>
          </table:table-cell>
          <table:table-cell table:style-name="Tabelle1.G1" office:value-type="string">
            <text:p text:style-name="P30">Summe</text:p>
          </table:table-cell>
        </table:table-row>
        <table:table-row>
          <table:table-cell table:style-name="Tabelle1.A2" office:value-type="string">
            <text:p text:style-name="P29">Projektertrag(Einzahlung T€)</text:p>
          </table:table-cell>
          <table:table-cell table:style-name="Tabelle1.A2" office:value-type="string">
            <text:p text:style-name="P29">0</text:p>
          </table:table-cell>
          <table:table-cell table:style-name="Tabelle1.A2" office:value-type="string">
            <text:p text:style-name="P29">0</text:p>
          </table:table-cell>
          <table:table-cell table:style-name="Tabelle1.A2" office:value-type="string">
            <text:p text:style-name="P29">250</text:p>
          </table:table-cell>
          <table:table-cell table:style-name="Tabelle1.A2" office:value-type="string">
            <text:p text:style-name="P29">100</text:p>
          </table:table-cell>
          <table:table-cell table:style-name="Tabelle1.A2" office:value-type="string">
            <text:p text:style-name="P29">200</text:p>
          </table:table-cell>
          <table:table-cell table:style-name="Tabelle1.G2" office:value-type="string">
            <text:p text:style-name="P29"/>
          </table:table-cell>
        </table:table-row>
        <table:table-row>
          <table:table-cell table:style-name="Tabelle1.A2" office:value-type="string">
            <text:p text:style-name="P29">Aufwand(Auszahlung(</text:p>
          </table:table-cell>
          <table:table-cell table:style-name="Tabelle1.A2" office:value-type="string">
            <text:p text:style-name="P29">170</text:p>
          </table:table-cell>
          <table:table-cell table:style-name="Tabelle1.A2" office:value-type="string">
            <text:p text:style-name="P29">200</text:p>
          </table:table-cell>
          <table:table-cell table:style-name="Tabelle1.A2" office:value-type="string">
            <text:p text:style-name="P29">80</text:p>
          </table:table-cell>
          <table:table-cell table:style-name="Tabelle1.A2" office:value-type="string">
            <text:p text:style-name="P29">0</text:p>
          </table:table-cell>
          <table:table-cell table:style-name="Tabelle1.A2" office:value-type="string">
            <text:p text:style-name="P29">0</text:p>
          </table:table-cell>
          <table:table-cell table:style-name="Tabelle1.G2" office:value-type="string">
            <text:p text:style-name="P29"/>
          </table:table-cell>
        </table:table-row>
        <table:table-row>
          <table:table-cell table:style-name="Tabelle1.A2" office:value-type="string">
            <text:p text:style-name="P29">Einnahmen-Ausgabe nominell</text:p>
          </table:table-cell>
          <table:table-cell table:style-name="Tabelle1.A2" office:value-type="string">
            <text:p text:style-name="P29">-170</text:p>
          </table:table-cell>
          <table:table-cell table:style-name="Tabelle1.A2" office:value-type="string">
            <text:p text:style-name="P29">-200</text:p>
          </table:table-cell>
          <table:table-cell table:style-name="Tabelle1.A2" office:value-type="string">
            <text:p text:style-name="P29">170</text:p>
          </table:table-cell>
          <table:table-cell table:style-name="Tabelle1.A2" office:value-type="string">
            <text:p text:style-name="P29">100</text:p>
          </table:table-cell>
          <table:table-cell table:style-name="Tabelle1.A2" office:value-type="string">
            <text:p text:style-name="P29">200</text:p>
          </table:table-cell>
          <table:table-cell table:style-name="Tabelle1.G2" office:value-type="string">
            <text:p text:style-name="P29"/>
          </table:table-cell>
        </table:table-row>
        <table:table-row>
          <table:table-cell table:style-name="Tabelle1.A2" office:value-type="string">
            <text:p text:style-name="P30">E_t – A_t disk</text:p>
          </table:table-cell>
          <table:table-cell table:style-name="Tabelle1.A2" office:value-type="string">
            <text:p text:style-name="P30">-157,4,1</text:p>
          </table:table-cell>
          <table:table-cell table:style-name="Tabelle1.A2" office:value-type="string">
            <text:p text:style-name="P30">-171,47</text:p>
          </table:table-cell>
          <table:table-cell table:style-name="Tabelle1.A2" office:value-type="string">
            <text:p text:style-name="P30">134,95</text:p>
          </table:table-cell>
          <table:table-cell table:style-name="Tabelle1.A2" office:value-type="string">
            <text:p text:style-name="P30">73,5</text:p>
          </table:table-cell>
          <table:table-cell table:style-name="Tabelle1.A2" office:value-type="string">
            <text:p text:style-name="P30">136,12</text:p>
          </table:table-cell>
          <table:table-cell table:style-name="Tabelle1.G2" office:value-type="string">
            <text:p text:style-name="P30">C_0 = 15,7 T€</text:p>
          </table:table-cell>
        </table:table-row>
      </table:table>
      <text:p text:style-name="P21"/>
      <text:p text:style-name="P13"><draw:frame draw:style-name="fr1" draw:name="Objekt1" text:anchor-type="as-char" svg:y="-0.713cm" svg:width="2.101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22">Bsp.: Rentabilität von Projekten(statisch)</text:p>
      <text:p text:style-name="P22"/>
      <text:p text:style-name="P22"><draw:frame draw:style-name="fr1" draw:name="Objekt2" text:anchor-type="as-char" svg:y="-0.619cm" svg:width="5.048cm" svg:height="1.0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3">Kapitaleinsatz:</text:p>
      <text:list xml:id="list3655756043318882594" text:style-name="L6">
        <text:list-item>
          <text:p text:style-name="P24">Anschaffungspreis</text:p>
        </text:list-item>
        <text:list-item>
          <text:p text:style-name="P24">Installationen</text:p>
        </text:list-item>
      </text:list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 table:number-columns-repeated="3"/>
        <table:table-column table:style-name="Tabelle2.G"/>
        <table:table-row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P31">Projekt</text:p>
          </table:table-cell>
          <table:table-cell table:style-name="Tabelle2.A1" office:value-type="string">
            <text:p text:style-name="P31">0,5 KE</text:p>
          </table:table-cell>
          <table:table-cell table:style-name="Tabelle2.A1" office:value-type="string">
            <text:p text:style-name="P31">Nutzen</text:p>
          </table:table-cell>
          <table:table-cell table:style-name="Tabelle2.A1" office:value-type="string">
            <text:p text:style-name="P32">Realisierungswahrscheinlichkeit</text:p>
          </table:table-cell>
          <table:table-cell table:style-name="Tabelle2.A1" office:value-type="string">
            <text:p text:style-name="P33">RoI Einfach</text:p>
          </table:table-cell>
          <table:table-cell table:style-name="Tabelle2.G1" office:value-type="string">
            <text:p text:style-name="P33">RoI Gew.</text:p>
          </table:table-cell>
        </table:table-row>
        <table:table-row>
          <table:table-cell table:style-name="Tabelle2.A2" office:value-type="string">
            <text:p text:style-name="P31">A</text:p>
          </table:table-cell>
          <table:table-cell table:style-name="Tabelle2.A2" office:value-type="string">
            <text:p text:style-name="P31">ERP-Einführung</text:p>
          </table:table-cell>
          <table:table-cell table:style-name="Tabelle2.A2" office:value-type="string">
            <text:p text:style-name="P31">2000 T €</text:p>
          </table:table-cell>
          <table:table-cell table:style-name="Tabelle2.A2" office:value-type="string">
            <text:p text:style-name="P31">500 T €</text:p>
          </table:table-cell>
          <table:table-cell table:style-name="Tabelle2.A2" office:value-type="string">
            <text:p text:style-name="P32">70 %</text:p>
          </table:table-cell>
          <table:table-cell table:style-name="Tabelle2.A2" office:value-type="string">
            <text:p text:style-name="P33">25 %</text:p>
          </table:table-cell>
          <table:table-cell table:style-name="Tabelle2.G2" office:value-type="string">
            <text:p text:style-name="P33">17,5 %</text:p>
          </table:table-cell>
        </table:table-row>
        <table:table-row>
          <table:table-cell table:style-name="Tabelle2.A2" office:value-type="string">
            <text:p text:style-name="P31">B</text:p>
          </table:table-cell>
          <table:table-cell table:style-name="Tabelle2.A2" office:value-type="string">
            <text:p text:style-name="P31">Content-Management</text:p>
          </table:table-cell>
          <table:table-cell table:style-name="Tabelle2.A2" office:value-type="string">
            <text:p text:style-name="P31">500 T €</text:p>
          </table:table-cell>
          <table:table-cell table:style-name="Tabelle2.A2" office:value-type="string">
            <text:p text:style-name="P31">10 T €</text:p>
          </table:table-cell>
          <table:table-cell table:style-name="Tabelle2.A2" office:value-type="string">
            <text:p text:style-name="P32">90 %</text:p>
          </table:table-cell>
          <table:table-cell table:style-name="Tabelle2.A2" office:value-type="string">
            <text:p text:style-name="P33">2 %</text:p>
          </table:table-cell>
          <table:table-cell table:style-name="Tabelle2.G2" office:value-type="string">
            <text:p text:style-name="P33">1,8 %</text:p>
          </table:table-cell>
        </table:table-row>
        <table:table-row>
          <table:table-cell table:style-name="Tabelle2.A2" office:value-type="string">
            <text:p text:style-name="P31">C</text:p>
          </table:table-cell>
          <table:table-cell table:style-name="Tabelle2.A2" office:value-type="string">
            <text:p text:style-name="P31">Update Firewall</text:p>
          </table:table-cell>
          <table:table-cell table:style-name="Tabelle2.A2" office:value-type="string">
            <text:p text:style-name="P31">100T €</text:p>
          </table:table-cell>
          <table:table-cell table:style-name="Tabelle2.A2" office:value-type="string">
            <text:p text:style-name="P31">0 T €</text:p>
          </table:table-cell>
          <table:table-cell table:style-name="Tabelle2.A2" office:value-type="string">
            <text:p text:style-name="P32">100 %</text:p>
          </table:table-cell>
          <table:table-cell table:style-name="Tabelle2.A2" office:value-type="string">
            <text:p text:style-name="P33">0 %</text:p>
          </table:table-cell>
          <table:table-cell table:style-name="Tabelle2.G2" office:value-type="string">
            <text:p text:style-name="P33">0 %</text:p>
          </table:table-cell>
        </table:table-row>
        <table:table-row>
          <table:table-cell table:style-name="Tabelle2.A2" office:value-type="string">
            <text:p text:style-name="P31">D</text:p>
          </table:table-cell>
          <table:table-cell table:style-name="Tabelle2.A2" office:value-type="string">
            <text:p text:style-name="P31">Automatisiertes Hochregallager</text:p>
          </table:table-cell>
          <table:table-cell table:style-name="Tabelle2.A2" office:value-type="string">
            <text:p text:style-name="P31">1200 T €</text:p>
          </table:table-cell>
          <table:table-cell table:style-name="Tabelle2.A2" office:value-type="string">
            <text:p text:style-name="P31">500 T €</text:p>
          </table:table-cell>
          <table:table-cell table:style-name="Tabelle2.A2" office:value-type="string">
            <text:p text:style-name="P32">90 %</text:p>
          </table:table-cell>
          <table:table-cell table:style-name="Tabelle2.A2" office:value-type="string">
            <text:p text:style-name="P33">42 %</text:p>
          </table:table-cell>
          <table:table-cell table:style-name="Tabelle2.G2" office:value-type="string">
            <text:p text:style-name="P32"><text:span text:style-name="T5">37 ,5 %</text:span></text:p>
          </table:table-cell>
        </table:table-row>
      </table:table>
      <text:p text:style-name="P25"/>
      <text:p text:style-name="P26">RoSi : Return on Security Investment</text:p>
      <text:p text:style-name="P26">→ Ersparnis von Schadensbeseitigungskosten</text:p>
      <text:p text:style-name="P27">→ Aufwnad von Tool. </text:p>
      <text:p text:style-name="P27">Bsp.:</text:p>
      <text:list xml:id="list6712618990672597909" text:style-name="L8">
        <text:list-item>
          <text:p text:style-name="P28">Schaden 500000 €</text:p>
        </text:list-item>
        <text:list-item>
          <text:p text:style-name="P28">Sicherheitsgrad 95 %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2:19:08.833000000</meta:creation-date>
    <dc:date>2017-04-06T16:10:21.447000000</dc:date>
    <meta:editing-duration>PT1H45M2S</meta:editing-duration>
    <meta:editing-cycles>19</meta:editing-cycles>
    <meta:generator>LibreOffice/5.2.6.2$Windows_x86 LibreOffice_project/a3100ed2409ebf1c212f5048fbe377c281438fdc</meta:generator>
    <meta:document-statistic meta:table-count="2" meta:image-count="0" meta:object-count="2" meta:page-count="2" meta:paragraph-count="121" meta:word-count="300" meta:character-count="2151" meta:non-whitespace-character-count="1974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frac>
        <mrow>
          <msub>
            <mi>E</mi>
            <mi>t</mi>
          </msub>
          <mo stretchy="false">−</mo>
          <msub>
            <mi>A</mi>
            <mi>t</mi>
          </msub>
        </mrow>
        <mrow>
          <mrow>
            <mo fence="true" stretchy="false">(</mo>
            <mrow>
              <mrow>
                <mn>1</mn>
                <mo stretchy="false">+</mo>
                <mi>p</mi>
              </mrow>
            </mrow>
            <mo fence="true" stretchy="false">)</mo>
          </mrow>
          <mi>t</mi>
        </mrow>
      </mfrac>
    </mrow>
    <annotation encoding="StarMath 5.0">sum from{k = 1} to{n} { {E_t - A_t} over {(1+p)t} }</annotation>
  </semantics>
</math>
</file>

<file path=Object 2/content.xml><?xml version="1.0" encoding="utf-8"?>
<math xmlns="http://www.w3.org/1998/Math/MathML" display="block">
  <semantics>
    <mrow>
      <mrow>
        <mi mathvariant="italic">RoI</mi>
        <mo stretchy="false">=</mo>
        <mfrac>
          <mi mathvariant="italic">Nutzeffekt</mi>
          <mrow>
            <mn>0,5</mn>
            <mover accent="true">
              <mi mathvariant="italic">Kapitaleinsatz</mi>
              <mo stretchy="false">˙</mo>
            </mover>
          </mrow>
        </mfrac>
      </mrow>
      <mover accent="true">
        <mn>100</mn>
        <mo stretchy="false">˙</mo>
      </mover>
    </mrow>
    <annotation encoding="StarMath 5.0">RoI = Nutzeffekt over { 0,5 dot Kapitaleinsatz } dot 100</annotation>
  </semantics>
</math>
</file>